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396in" style:rel-column-width="6996*"/>
    </style:style>
    <style:style style:name="Table2.B" style:family="table-column">
      <style:table-column-properties style:column-width="1.75in" style:rel-column-width="16556*"/>
    </style:style>
    <style:style style:name="Table2.C" style:family="table-column">
      <style:table-column-properties style:column-width="4.4375in" style:rel-column-width="419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7396in" style:rel-column-width="6996*"/>
    </style:style>
    <style:style style:name="Table3.B" style:family="table-column">
      <style:table-column-properties style:column-width="1.75in" style:rel-column-width="16556*"/>
    </style:style>
    <style:style style:name="Table3.C" style:family="table-column">
      <style:table-column-properties style:column-width="4.4375in" style:rel-column-width="41983*"/>
    </style:style>
    <style:style style:name="Table3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3.5pt" style:font-size-asian="13.5pt" style:font-size-complex="13.5pt"/>
    </style:style>
    <style:style style:name="P2" style:family="paragraph" style:parent-style-name="Table_20_Contents">
      <style:text-properties fo:font-size="13.5pt" style:font-size-asian="13.5pt" style:font-size-complex="13.5pt"/>
    </style:style>
    <style:style style:name="P3" style:family="paragraph" style:parent-style-name="Standard" style:list-style-name="L1">
      <style:text-properties fo:font-size="13.5pt" style:font-size-asian="13.5pt" style:font-size-complex="13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 web based application for Project Management System </text:p>
      <text:p text:style-name="P1"/>
      <text:p text:style-name="P1">The PMO can login using forms authentictaion and add,view and delete the project details.The logged in time can be stored in cookies.</text:p>
      <text:p text:style-name="P1"/>
      <text:p text:style-name="P1"/>
      <text:p text:style-name="P1">Create following screens with respective fields:</text:p>
      <text:p text:style-name="P1"/>
      <text:p text:style-name="P1"><text:s text:c="5"/>1.Login Page with userid and password.Redirect to Home page after login.Logged in time should be showin in the home page.</text:p>
      <text:p text:style-name="P1"/>
      <text:p text:style-name="P1"><text:s text:c="5"/>2 Home page with Menu options like Add Project , View Project and Delete Project.</text:p>
      <text:list xml:id="list6515083359775280116" text:style-name="L1">
        <text:list-header>
          <text:p text:style-name="P3"/>
        </text:list-header>
      </text:list>
      <text:p text:style-name="P1"><text:s text:c="8"/>Add Project menu should take to Domain Selection dropdown with options like “Banking”,”Insurance”,”HealthCare” and a submit button.On submit button click redirect to page passing the Domain in session.</text:p>
      <text:p text:style-name="P1"><text:s text:c="16"/></text:p>
      <text:p text:style-name="P1"/>
      <text:p text:style-name="P1"><text:s text:c="8"/>3. <text:s text:c="3"/>Add Project Page should have the following fields.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Sl.No.</text:p>
          </table:table-cell>
          <table:table-cell table:style-name="Table2.A1" office:value-type="string">
            <text:p text:style-name="P2">Fields</text:p>
          </table:table-cell>
          <table:table-cell table:style-name="Table2.C1" office:value-type="string">
            <text:p text:style-name="P2">Conditons</text:p>
          </table:table-cell>
        </table:table-row>
        <table:table-row>
          <table:table-cell table:style-name="Table2.A2" office:value-type="float" office:value="1">
            <text:p text:style-name="P2">1</text:p>
          </table:table-cell>
          <table:table-cell table:style-name="Table2.B2" office:value-type="string">
            <text:p text:style-name="P2">Project Name <text:s/>(TextBox)</text:p>
          </table:table-cell>
          <table:table-cell table:style-name="Table2.C2" office:value-type="string">
            <text:p text:style-name="P2">Mandatory field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float" office:value="2">
            <text:p text:style-name="P2">2</text:p>
          </table:table-cell>
          <table:table-cell table:style-name="Table3.B1" office:value-type="string">
            <text:p text:style-name="P2">Team Size(Text)</text:p>
            <text:p text:style-name="P2"/>
            <text:p text:style-name="P1"><text:s/></text:p>
          </table:table-cell>
          <table:table-cell table:style-name="Table3.C1" office:value-type="string">
            <text:p text:style-name="P2">Mandatory field.Should be greater than 0 and less than 100</text:p>
          </table:table-cell>
        </table:table-row>
        <table:table-row>
          <table:table-cell table:style-name="Table3.A2" office:value-type="float" office:value="3">
            <text:p text:style-name="P2">3</text:p>
          </table:table-cell>
          <table:table-cell table:style-name="Table3.B2" office:value-type="string">
            <text:p text:style-name="P2">Client name (Text)</text:p>
          </table:table-cell>
          <table:table-cell table:style-name="Table3.C2" office:value-type="string">
            <text:p text:style-name="P2">Mandatory Field</text:p>
          </table:table-cell>
        </table:table-row>
        <table:table-row>
          <table:table-cell table:style-name="Table3.A2" office:value-type="float" office:value="4">
            <text:p text:style-name="P2">4</text:p>
          </table:table-cell>
          <table:table-cell table:style-name="Table3.B2" office:value-type="string">
            <text:p text:style-name="P2">Domain(Label/Textbox) -ReadOnly</text:p>
          </table:table-cell>
          <table:table-cell table:style-name="Table3.C2" office:value-type="string">
            <text:p text:style-name="P2">Show Domain from session.</text:p>
          </table:table-cell>
        </table:table-row>
        <table:table-row>
          <table:table-cell table:style-name="Table3.A2" office:value-type="float" office:value="4">
            <text:p text:style-name="P2">4</text:p>
          </table:table-cell>
          <table:table-cell table:style-name="Table3.B2" office:value-type="string">
            <text:p text:style-name="P2">Submit (Button)</text:p>
          </table:table-cell>
          <table:table-cell table:style-name="Table3.C2" office:value-type="string">
            <text:p text:style-name="P2"/>
          </table:table-cell>
        </table:table-row>
      </table:table>
      <text:p text:style-name="P1"/>
      <text:p text:style-name="P1">On submit button click add the details to the below ProjectDetails Table - tbl_ProjectDetails&lt;Empid&gt;</text:p>
      <text:p text:style-name="P1"/>
      <text:p text:style-name="P1">Project ID int <text:s/>– Identity ,primary key.</text:p>
      <text:p text:style-name="P1">Project Name - <text:s/>varchar(50)</text:p>
      <text:p text:style-name="P1">Teamsize – int</text:p>
      <text:p text:style-name="P1">Client - varchar(50)</text:p>
      <text:p text:style-name="P1">Domain - Varchar(20)</text:p>
      <text:p text:style-name="P1"/>
      <text:p text:style-name="P1"><text:soft-page-break/></text:p>
      <text:p text:style-name="P1"/>
      <text:p text:style-name="P1">4.View Should redirect to View Project page.The PMO should be able to see the <text:s/>project details based on Domain (DropDown) <text:s/>in a gridview and complete the delete operation.</text:p>
      <text:p text:style-name="P1"/>
      <text:p text:style-name="P1">Complete using Layering,stored procedures and master page.</text:p>
      <text:p text:style-name="P1"/>
      <text:p text:style-name="P1"><text:tab/> 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2:47:47.06</meta:creation-date>
    <dc:date>2016-08-22T22:27:07.82</dc:date>
    <meta:editing-duration>PT11H46M16S</meta:editing-duration>
    <meta:editing-cycles>47</meta:editing-cycles>
    <meta:generator>OpenOffice/4.0.0$Win32 OpenOffice.org_project/400m3$Build-9702</meta:generator>
    <meta:document-statistic meta:table-count="2" meta:image-count="0" meta:object-count="0" meta:page-count="2" meta:paragraph-count="35" meta:word-count="216" meta:character-count="1437"/>
  </office:meta>
</office:document-meta>
</file>